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Noto Serif" svg:font-family="'Noto Serif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8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reeSans" fo:font-size="10pt" style:font-size-asian="10pt" style:font-size-complex="10pt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ree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FreeSans2" style:font-size-asian="10pt" style:language-asian="zh" style:country-asian="CN" style:font-style-asian="normal" style:font-weight-asian="normal" style:font-name-complex="Noto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81d41a"/>
      <style:text-properties style:use-window-font-color="true" style:text-outline="false" style:text-line-through-style="none" style:text-line-through-type="none" style:font-name="Free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FreeSans2" style:font-size-asian="10pt" style:language-asian="zh" style:country-asian="CN" style:font-style-asian="normal" style:font-weight-asian="normal" style:font-name-complex="Noto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Free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FreeSans2" style:font-size-asian="10pt" style:language-asian="zh" style:country-asian="CN" style:font-style-asian="normal" style:font-weight-asian="normal" style:font-name-complex="Noto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/>
      <style:text-properties style:font-name="FreeSans" fo:font-size="10pt" style:font-size-asian="10pt" style:font-size-complex="10pt"/>
    </style:style>
    <style:style style:name="ce6" style:family="table-cell" style:parent-style-name="Default">
      <style:table-cell-properties fo:background-color="#81d41a"/>
      <style:text-properties style:font-name="Free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calcext:value-type="string">
            <text:p>Año</text:p>
          </table:table-cell>
          <table:table-cell office:value-type="string" calcext:value-type="string">
            <text:p>Nro</text:p>
          </table:table-cell>
          <table:table-cell office:value-type="string" calcext:value-type="string">
            <text:p>Pregunta</text:p>
          </table:table-cell>
          <table:table-cell office:value-type="string" calcext:value-type="string">
            <text:p>Nro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Value</text:p>
          </table:table-cell>
          <table:table-cell table:number-columns-repeated="16377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¿Cuantos años tenes?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¿Sos varon o mujer?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Yo naci en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mi mama nacio en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mi papa nacio en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¿Cuantas personas viven en tu casa de manera permanente? Incluyendote a vos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¿cuantas habitaciones tiene la casa en la que vivis?, sin contar la cocina ni el baño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¿alguien de tu familia recibe la asignacion universal por hijo u otro programa social?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¿cual es el nivel educativo de tu mama?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¿cual es el nivel educativo de tu papa?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¿alquien en tu casa es descendiente de pueblos indigenas?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Pensando en lo que hiciste la semana pasada..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¿la semana pasada ademas de asistir a la escuela, trabajaste fuera de tu casa?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¿tenes hijos?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Estas embarazada?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Fuiste al jardin de infantes?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Durante la primaria repetiste algun grado?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Durante la secundaria repetiste algun año?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¿tenes materias previas del año pasado?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Cuantas materias tenes desaprovadas en el segundo trimestre de este año?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Cuantas veces faltaste a lo largo de este año?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Durante este año fuiste a clases de apoyo?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Como te sentis cuando estas en la escuela?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Que es lo que te resulta mas dificil en la escuela?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 office:value-type="string" calcext:value-type="string">
            <text:p>Cuales son las materias mas dificiles para tu curso?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 office:value-type="string" calcext:value-type="string">
            <text:p>Sobre la clase de matematica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 office:value-type="string" calcext:value-type="string">
            <text:p>sobre la clase de lengua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 office:value-type="string" calcext:value-type="string">
            <text:p>en las materias relacionadas con CS.sociales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 office:value-type="string" calcext:value-type="string">
            <text:p>en las materias relacionadas con CS.naturales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 office:value-type="string" calcext:value-type="string">
            <text:p>cuando lees un texto de hon que te dan en la escuela ¿te resulta facil o dificil de entender lo que dice? 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 office:value-type="string" calcext:value-type="string">
            <text:p>¿te resulta facil o dificil comunicarte en forma escrita?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 office:value-type="string" calcext:value-type="string">
            <text:p>Aplicas en la vida cotidiana lo que aprendes de matematica?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 office:value-type="string" calcext:value-type="string">
            <text:p>La mayoria de los docentes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 office:value-type="string" calcext:value-type="string">
            <text:p>la mayor parte de los profesores cuando presenta un nuevo tema..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 office:value-type="string" calcext:value-type="string">
            <text:p>tus profesores te dan el programa de su asignatura, con los temas y textos que se trabajan durante el año?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 office:value-type="string" calcext:value-type="string">
            <text:p>Para que sirve que te evaluen en la escuela?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 office:value-type="string" calcext:value-type="string">
            <text:p>Te llevas bien con tus compañeros?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 office:value-type="string" calcext:value-type="string">
            <text:p>En tu clase, se burlan o te dejan aparte a vos o alguno de tus compañeros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 office:value-type="string" calcext:value-type="string">
            <text:p>pasa en tu escuela el ultimo mes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 office:value-type="string" calcext:value-type="string">
            <text:p>a continuacion se presentan algunas frases sobre tu escuela. Marca tu grado de acuerdo 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 office:value-type="string" calcext:value-type="string">
            <text:p>pensando en el ultimo mes, ¿hiciste alguna de estas actividades en tu tiempo libre, fuera del horario escolar?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 office:value-type="string" calcext:value-type="string">
            <text:p>En tu casa tenes: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 office:value-type="string" calcext:value-type="string">
            <text:p>tenes celular propio 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 office:value-type="string" calcext:value-type="string">
            <text:p>a que edad empezaste a usar celular, computadora, tablet, netbook, notebook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 office:value-type="string" calcext:value-type="string">
            <text:p>usas computadora o celular para 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 office:value-type="string" calcext:value-type="string">
            <text:p>en tu tiempo libre, ¿con que frecuencia usas la computadora o el celular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 office:value-type="string" calcext:value-type="string">
            <text:p>en general ¿te permiten utilizar el celular en el aula?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 office:value-type="string" calcext:value-type="string">
            <text:p>Cuan facil o dificil te resulta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 office:value-type="string" calcext:value-type="string">
            <text:p>cuando estas en tu escuela ¿con que frecuencia usas la computadora para trabajar en clase?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 office:value-type="string" calcext:value-type="string">
            <text:p>Que tipo de actividades te proponen hacer con la computadora cuando estas en el horario de clases?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 office:value-type="string" calcext:value-type="string">
            <text:p>Que sentis cuando usas la computadora en la escuela?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 office:value-type="string" calcext:value-type="string">
            <text:p>Resolver las pruebas aprender ¿te fue facil o dificil?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638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uantos años tenes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Que sexo figura en tu dni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en que pais naciste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en que pais nacio tu mama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en que pais nacio tu papa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con cuantas personas vivis?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Con quien vivis?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¿Cuantas habitaciones tiene el lugar donde vivis, sin contar la cocina y el baño?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En el lugar donde vivis hay..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¿cuales de estas cosas hay en lugar donde vivis?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Aproximadamente ¿cuantos libros hay donde vivis?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<text:s/>Cual es el maximo nivel educativo de tu mama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cual es el maximo nivel educativo de tu papa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tu mama o papa pertenecen a pueblos indigenas o son descendientes de pueblos indigenas?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Tenes hijos?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Si sos mujer, estas embarazada?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Con que frecuencia te ocupas de las siguientes actividades en tu casa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ademas de asistir a la escuela ¿ayudas a tus padres o familiares en su trabajo?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Trabajas fuera de tu casa para alguien que no sea parte du tu familia?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Te pagan por realizar ese trabajo?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Fuiste al jardin de infantes?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Durante la primaria repetiste algun grado?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Durante la secundaria repetiste algun grado?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Tenes materias previas?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En lo que va del año ¿cuantas veces faltaste?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Cual es el principal motivo por el que faltaste?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Durante este año fuiste a clases de apoyo?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En que materias recibiste apoyo escolar?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En general ¿cuanto tiempo tardas en llegar a la escuela?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Te interesa lo que enseñan en la escuela?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Te llevas bien con tus compañeros y compañeras?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Como te resultan las siguientes actividades?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Como te va en tu clase de matematica?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Como te va en tu clase de lengua/literatura?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Las siguientes formas de trabajo que te hacen tus profesores te sirven para mejorar en tu aprendisaje?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Pensas que las evaluaciones que te hacen tus profesores te sirven para mejorar tu aprendisaje? 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Cual consideras que es la principal utilidad de las evaluaciones que haces en la escuela? 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Queremos saber con que frecuencia los estudiantes de tu escuela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crees que hay temas/actividades que la escuela deberia abordar/enseñar y no lo hace?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De los siguientes temas/actividades que la escuela deberia abordar/enseñar y no lo hace?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Tu escuela tiene oferta de orientacion vocacional para la eleccion de una carrera?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Tu escuela tiene oferta de orientacion vocacional para orientarte acerca de posibles salidas laborales?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Tu escuela brindo informacion sobre carreras que se dictan en universidades, terciarios o institutos superiores de formacion docente?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En tu escuela hay un acuerdo de convivencia?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Conoces lo que establece dicho acuerdo de convivencia?</text:p>
          </table:table-cell>
          <table:table-cell table:style-name="ce2" office:value-type="float" office:value="96" calcext:value-type="float">
            <text:p>96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Tienen centro de estudiantes en tu escuela?</text:p>
          </table:table-cell>
          <table:table-cell table:style-name="ce2" office:value-type="float" office:value="97" calcext:value-type="float">
            <text:p>97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Como es tu aula?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Cuando no estas en la escuela, que haces en tu tiempo libre?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Tenes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celular propio </text:p>
          </table:table-cell>
          <table:table-cell table:style-name="ce2" office:value-type="float" office:value="101" calcext:value-type="float">
            <text:p>101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tu celular tiene internet?</text:p>
          </table:table-cell>
          <table:table-cell table:style-name="ce2" office:value-type="float" office:value="102" calcext:value-type="float">
            <text:p>102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Te dejan usarlo en el aula?</text:p>
          </table:table-cell>
          <table:table-cell table:style-name="ce2" office:value-type="float" office:value="103" calcext:value-type="float">
            <text:p>103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Que vas a hacer cuando termines el secundario </text:p>
          </table:table-cell>
          <table:table-cell table:style-name="ce2" office:value-type="float" office:value="104" calcext:value-type="float">
            <text:p>104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como fue resolver las pruevas y este cuestionario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utilizaste cuadernillo con tipografia ampliada porque...</text:p>
          </table:table-cell>
          <table:table-cell table:style-name="ce2" office:value-type="float" office:value="106" calcext:value-type="float">
            <text:p>106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5" office:value-type="string" calcext:value-type="string">
            <text:p>Sin continuidad 2017</text:p>
          </table:table-cell>
          <table:table-cell table:style-name="ce2" office:value-type="float" office:value="107" calcext:value-type="float">
            <text:p>107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5" office:value-type="string" calcext:value-type="string">
            <text:p>Datos inexistentes 2017</text:p>
          </table:table-cell>
          <table:table-cell table:style-name="ce2" office:value-type="float" office:value="108" calcext:value-type="float">
            <text:p>108</text:p>
          </table:table-cell>
          <table:table-cell table:number-columns-repeated="16380"/>
        </table:table-row>
        <table:table-row table:style-name="ro1">
          <table:table-cell office:value-type="float" office:value="2019" calcext:value-type="float">
            <text:p>2019</text:p>
          </table:table-cell>
          <table:table-cell/>
          <table:table-cell table:style-name="ce3" office:value-type="string" calcext:value-type="string">
            <text:p>en que</text:p>
          </table:table-cell>
          <table:table-cell table:style-name="ce2" office:value-type="float" office:value="109" calcext:value-type="float">
            <text:p>109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mes naciste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año naciste </text:p>
          </table:table-cell>
          <table:table-cell table:style-name="ce2" office:value-type="float" office:value="111" calcext:value-type="float">
            <text:p>111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sexo</text:p>
          </table:table-cell>
          <table:table-cell table:style-name="ce2" office:value-type="float" office:value="112" calcext:value-type="float">
            <text:p>112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En que pais naciste </text:p>
          </table:table-cell>
          <table:table-cell table:style-name="ce2" office:value-type="float" office:value="113" calcext:value-type="float">
            <text:p>113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en que pais nacio tu mama</text:p>
          </table:table-cell>
          <table:table-cell table:style-name="ce2" office:value-type="float" office:value="114" calcext:value-type="float">
            <text:p>114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en que pais nacio tu papa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vivis solo</text:p>
          </table:table-cell>
          <table:table-cell table:style-name="ce2" office:value-type="float" office:value="116" calcext:value-type="float">
            <text:p>116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si no vivis solo, con cuantas personas vivis sin contarte a vos</text:p>
          </table:table-cell>
          <table:table-cell table:style-name="ce2" office:value-type="float" office:value="117" calcext:value-type="float">
            <text:p>117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marca en el cuadro con quienes vivis</text:p>
          </table:table-cell>
          <table:table-cell table:style-name="ce2" office:value-type="float" office:value="118" calcext:value-type="float">
            <text:p>118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tenes hijos?</text:p>
          </table:table-cell>
          <table:table-cell table:style-name="ce2" office:value-type="float" office:value="119" calcext:value-type="float">
            <text:p>119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En total ¿cuantas habitaciones hay en el lugar donde vivis? Sin contar baño y la cocina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cuantas de estas cosas hay en el lugar donde vivis?</text:p>
          </table:table-cell>
          <table:table-cell table:style-name="ce2" office:value-type="float" office:value="121" calcext:value-type="float">
            <text:p>121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Tenes celular propio?</text:p>
          </table:table-cell>
          <table:table-cell table:style-name="ce2" office:value-type="float" office:value="122" calcext:value-type="float">
            <text:p>122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Podes acceder a internet a traves de tu celular?</text:p>
          </table:table-cell>
          <table:table-cell table:style-name="ce2" office:value-type="float" office:value="123" calcext:value-type="float">
            <text:p>123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En tu familia ¿hay alguien cursando estudios universitarios o los haya finalizado?</text:p>
          </table:table-cell>
          <table:table-cell table:style-name="ce2" office:value-type="float" office:value="124" calcext:value-type="float">
            <text:p>124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Aproximadamente ¿cuantos libros hay donde vivis?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Cual es el mas alto nivel educativo que alcanzo tu mama</text:p>
          </table:table-cell>
          <table:table-cell table:style-name="ce2" office:value-type="float" office:value="126" calcext:value-type="float">
            <text:p>126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Cual es el mas alto nivel educativo que alcanzo tu papa</text:p>
          </table:table-cell>
          <table:table-cell table:style-name="ce2" office:value-type="float" office:value="127" calcext:value-type="float">
            <text:p>127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en un dia tipico, ¿cuanto tiempo dedicas a las siguientes tareas?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En las ultimas dos semanas, ¿ayudaste a tus padres o familiares en su trabajo?</text:p>
          </table:table-cell>
          <table:table-cell table:style-name="ce2" office:value-type="float" office:value="129" calcext:value-type="float">
            <text:p>129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Trabajas para un empleador y/o por tu cuenta fuera de tu casa?</text:p>
          </table:table-cell>
          <table:table-cell table:style-name="ce2" office:value-type="float" office:value="130" calcext:value-type="float">
            <text:p>130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En las ultimas dos semanas ¿cuantos dias trabajaste fuera de tu casa?</text:p>
          </table:table-cell>
          <table:table-cell table:style-name="ce2" office:value-type="float" office:value="131" calcext:value-type="float">
            <text:p>131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Recibis un pago por realizar ese trabajo fuera de tu casa?</text:p>
          </table:table-cell>
          <table:table-cell table:style-name="ce2" office:value-type="float" office:value="132" calcext:value-type="float">
            <text:p>132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En la ultima semana ¿cuantas veces realizaste las siguientes actividades en tu tiempo libre, fuera de la escuela?</text:p>
          </table:table-cell>
          <table:table-cell table:style-name="ce2" office:value-type="float" office:value="133" calcext:value-type="float">
            <text:p>133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Accudiste a nivel inicial (jardin)</text:p>
          </table:table-cell>
          <table:table-cell table:style-name="ce2" office:value-type="float" office:value="134" calcext:value-type="float">
            <text:p>134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repetiste algun año durante tu escolaridad?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En lo que va del año ¿ cuantas veces faltaste a la escuela?</text:p>
          </table:table-cell>
          <table:table-cell table:style-name="ce2" office:value-type="float" office:value="136" calcext:value-type="float">
            <text:p>136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En general ¿cuales son los principales motivos por los que faltaste a la escuela?</text:p>
          </table:table-cell>
          <table:table-cell table:style-name="ce2" office:value-type="float" office:value="137" calcext:value-type="float">
            <text:p>137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Cuan deacuerdo estas con las siguientes afirmaciones sobre la convivencia en tu escuela?</text:p>
          </table:table-cell>
          <table:table-cell table:style-name="ce2" office:value-type="float" office:value="138" calcext:value-type="float">
            <text:p>138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Con que frecuencia en tu escuela pasa lo siguiente </text:p>
          </table:table-cell>
          <table:table-cell table:style-name="ce2" office:value-type="float" office:value="139" calcext:value-type="float">
            <text:p>139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tu escuela cuenta con normas de convivencia?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Cuan deacuerdo estas con las siguientes afirmaciones sobre las normas de convivencia de tu escuela?</text:p>
          </table:table-cell>
          <table:table-cell table:style-name="ce2" office:value-type="float" office:value="141" calcext:value-type="float">
            <text:p>141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Cuando ocurre un conflicto en la escuela ¿cual es la forma mas frecuente para resolverlo?</text:p>
          </table:table-cell>
          <table:table-cell table:style-name="ce2" office:value-type="float" office:value="142" calcext:value-type="float">
            <text:p>142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Ofrecio tu escuela los siguientes espacios a los estudiantes? Si los ofrecio, asististe?</text:p>
          </table:table-cell>
          <table:table-cell table:style-name="ce2" office:value-type="float" office:value="143" calcext:value-type="float">
            <text:p>143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Que vas a hacer cuando termines el secundario?</text:p>
          </table:table-cell>
          <table:table-cell table:style-name="ce2" office:value-type="float" office:value="144" calcext:value-type="float">
            <text:p>144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<text:s/>Te pedimos que marques cuan de acuerdo estas con las siguientes afirmaciones sobre tu experiencia en la escuela secundaria</text:p>
          </table:table-cell>
          <table:table-cell table:style-name="ce2" office:value-type="float" office:value="145" calcext:value-type="float">
            <text:p>145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como se abordan en tu escuela los temas vinculados a la ESI</text:p>
          </table:table-cell>
          <table:table-cell table:style-name="ce2" office:value-type="float" office:value="146" calcext:value-type="float">
            <text:p>146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Durante tu secundaria, ¿trabajaste estos temas en tu escuela?</text:p>
          </table:table-cell>
          <table:table-cell table:style-name="ce2" office:value-type="float" office:value="147" calcext:value-type="float">
            <text:p>147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En cuales de estos temas relacionado con la ESI</text:p>
          </table:table-cell>
          <table:table-cell table:style-name="ce2" office:value-type="float" office:value="148" calcext:value-type="float">
            <text:p>148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en general ¿como resultan las siguientes actividades?</text:p>
          </table:table-cell>
          <table:table-cell table:style-name="ce2" office:value-type="float" office:value="149" calcext:value-type="float">
            <text:p>149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En que medida estas deacuerdo con las siguientes afirmaciones?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Pensando en tu experiencia en la escuela secundaria, te pedimos que marques tu nivel de acuerdo con las siguinetes afirmaciones </text:p>
          </table:table-cell>
          <table:table-cell table:style-name="ce2" office:value-type="float" office:value="151" calcext:value-type="float">
            <text:p>151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en tu escuela con que frecuencia se realizan las siguientes acciones frente a las dificultades en el aprendizaje de los estudiantes?</text:p>
          </table:table-cell>
          <table:table-cell table:style-name="ce2" office:value-type="float" office:value="152" calcext:value-type="float">
            <text:p>152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De los siguientes temas ¿en cuales te parece que la escuela deberia profundizar?</text:p>
          </table:table-cell>
          <table:table-cell table:style-name="ce2" office:value-type="float" office:value="153" calcext:value-type="float">
            <text:p>153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¿con que frecuencia trabajas con estos dispositivos TIC en clase?</text:p>
          </table:table-cell>
          <table:table-cell table:style-name="ce2" office:value-type="float" office:value="154" calcext:value-type="float">
            <text:p>154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Los docentes permiten usar el celular en el aula?</text:p>
          </table:table-cell>
          <table:table-cell table:style-name="ce2" office:value-type="float" office:value="155" calcext:value-type="float">
            <text:p>155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En alguna materia, trabajaron con los docentes sobre los siguientes temas relacionados con el uso de internet?</text:p>
          </table:table-cell>
          <table:table-cell table:style-name="ce2" office:value-type="float" office:value="156" calcext:value-type="float">
            <text:p>156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Con que frecuencia realizas este tipo de actividades con la computadora, celular o tablet en clase</text:p>
          </table:table-cell>
          <table:table-cell table:style-name="ce2" office:value-type="float" office:value="157" calcext:value-type="float">
            <text:p>157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a continuacion, te pedimos que selecciones las materias en las que mas usas la computadora, celular y tablet</text:p>
          </table:table-cell>
          <table:table-cell table:style-name="ce2" office:value-type="float" office:value="158" calcext:value-type="float">
            <text:p>158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a que edad empezaste a usar computadora, celular o tablet </text:p>
          </table:table-cell>
          <table:table-cell table:style-name="ce2" office:value-type="float" office:value="159" calcext:value-type="float">
            <text:p>159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cuando estas en tu casa ¿con que frecuencia usas la computadora, celular o tablet para hacer estas actividades?</text:p>
          </table:table-cell>
          <table:table-cell table:style-name="ce2" office:value-type="float" office:value="160" calcext:value-type="float">
            <text:p>160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En la ultima semana ¿con que frecuencia te dedicaste a las siguientes actividades? </text:p>
          </table:table-cell>
          <table:table-cell table:style-name="ce2" office:value-type="float" office:value="161" calcext:value-type="float">
            <text:p>161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6" office:value-type="string" calcext:value-type="string">
            <text:p>Sin continuidad 2019</text:p>
          </table:table-cell>
          <table:table-cell table:style-name="ce2" office:value-type="float" office:value="162" calcext:value-type="float">
            <text:p>162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6" office:value-type="string" calcext:value-type="string">
            <text:p>Datos inexistentes 2019</text:p>
          </table:table-cell>
          <table:table-cell table:style-name="ce2" office:value-type="float" office:value="163" calcext:value-type="float">
            <text:p>163</text:p>
          </table:table-cell>
          <table:table-cell table:number-columns-repeated="16380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n que mes naciste </text:p>
          </table:table-cell>
          <table:table-cell table:style-name="ce2" office:value-type="float" office:value="164" calcext:value-type="float">
            <text:p>16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en que año naciste </text:p>
          </table:table-cell>
          <table:table-cell table:style-name="ce2" office:value-type="float" office:value="165" calcext:value-type="float">
            <text:p>16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edad al 30 de junio</text:p>
          </table:table-cell>
          <table:table-cell table:style-name="ce2" office:value-type="float" office:value="166" calcext:value-type="float">
            <text:p>16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cual es el sexo que figura en tu dni</text:p>
          </table:table-cell>
          <table:table-cell table:style-name="ce2" office:value-type="float" office:value="167" calcext:value-type="float">
            <text:p>16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en que pais naciste </text:p>
          </table:table-cell>
          <table:table-cell table:style-name="ce2" office:value-type="float" office:value="168" calcext:value-type="float">
            <text:p>168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tu madre o padre nacieron en otro pais que no sea argentina</text:p>
          </table:table-cell>
          <table:table-cell table:style-name="ce2" office:value-type="float" office:value="169" calcext:value-type="float">
            <text:p>16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tu madre o padre pertenecen a un pueblo originario </text:p>
          </table:table-cell>
          <table:table-cell table:style-name="ce2" office:value-type="float" office:value="170" calcext:value-type="float">
            <text:p>170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tu madre o padres son afrodescendientes </text:p>
          </table:table-cell>
          <table:table-cell table:style-name="ce2" office:value-type="float" office:value="171" calcext:value-type="float">
            <text:p>17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contandote a vos, ¿con cuantas personas vivis?</text:p>
          </table:table-cell>
          <table:table-cell table:style-name="ce2" office:value-type="float" office:value="172" calcext:value-type="float">
            <text:p>17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Con quien o quienes vivis?</text:p>
          </table:table-cell>
          <table:table-cell table:style-name="ce2" office:value-type="float" office:value="173" calcext:value-type="float">
            <text:p>17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Tenes hija o hijos</text:p>
          </table:table-cell>
          <table:table-cell table:style-name="ce2" office:value-type="float" office:value="174" calcext:value-type="float">
            <text:p>17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en total, ¿cuantas habitaciones o espacios para dormir hay en el lugar donde vivis? Sin contar baño ni cocina</text:p>
          </table:table-cell>
          <table:table-cell table:style-name="ce2" office:value-type="float" office:value="175" calcext:value-type="float">
            <text:p>17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dispones de los siguientes objetos, servicios o espacios en el lugar donde vivis?</text:p>
          </table:table-cell>
          <table:table-cell table:style-name="ce2" office:value-type="float" office:value="176" calcext:value-type="float">
            <text:p>17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Tenes celular propio? </text:p>
          </table:table-cell>
          <table:table-cell table:style-name="ce2" office:value-type="float" office:value="177" calcext:value-type="float">
            <text:p>17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Desde tu celular, podes acceder a internet por medio de datos? </text:p>
          </table:table-cell>
          <table:table-cell table:style-name="ce2" office:value-type="float" office:value="178" calcext:value-type="float">
            <text:p>178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Aproximadamente ¿ cuantos libros hay donde vivis?</text:p>
          </table:table-cell>
          <table:table-cell table:style-name="ce2" office:value-type="float" office:value="179" calcext:value-type="float">
            <text:p>17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Maximo nivel madre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maximo nivel padre </text:p>
          </table:table-cell>
          <table:table-cell table:style-name="ce2" office:value-type="float" office:value="181" calcext:value-type="float">
            <text:p>18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maximo nivel persona responsable </text:p>
          </table:table-cell>
          <table:table-cell table:style-name="ce2" office:value-type="float" office:value="182" calcext:value-type="float">
            <text:p>18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la semana pasada ¿realizaste alguna de las siguientes tareas? ¿cuanto tiempo le dedicaste?</text:p>
          </table:table-cell>
          <table:table-cell table:style-name="ce2" office:value-type="float" office:value="183" calcext:value-type="float">
            <text:p>18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La semana pasada ¿realizaste alguna de las siguienets actividades? ¿cuanto tiempo le dedicaste?</text:p>
          </table:table-cell>
          <table:table-cell table:style-name="ce2" office:value-type="float" office:value="184" calcext:value-type="float">
            <text:p>18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Recibiste dinero por haber realizado actividades del cuadro anterior?</text:p>
          </table:table-cell>
          <table:table-cell table:style-name="ce2" office:value-type="float" office:value="185" calcext:value-type="float">
            <text:p>18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En el ultimo mes, durante tu tiempo libre, ¿realizaste las siguientes actividades? </text:p>
          </table:table-cell>
          <table:table-cell table:style-name="ce2" office:value-type="float" office:value="186" calcext:value-type="float">
            <text:p>18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La semana pasada, fuera del horario escular, ¿cuanto tiempo en la semana dedicaste a estudiar o realizar las tareas esco.</text:p>
          </table:table-cell>
          <table:table-cell table:style-name="ce2" office:value-type="float" office:value="187" calcext:value-type="float">
            <text:p>18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Sentis que tu familia te apoya en tus proyectos a futuro y te ayuda en la toma de deciciones? </text:p>
          </table:table-cell>
          <table:table-cell table:style-name="ce2" office:value-type="float" office:value="188" calcext:value-type="float">
            <text:p>188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Fuiste al jardin de infantes?</text:p>
          </table:table-cell>
          <table:table-cell table:style-name="ce2" office:value-type="float" office:value="189" calcext:value-type="float">
            <text:p>18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Repetiste algun año durante tu escolaridad?</text:p>
          </table:table-cell>
          <table:table-cell table:style-name="ce2" office:value-type="float" office:value="190" calcext:value-type="float">
            <text:p>190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En lo que va del año, ¿cuantas inasistencias tenes?</text:p>
          </table:table-cell>
          <table:table-cell table:style-name="ce2" office:value-type="float" office:value="191" calcext:value-type="float">
            <text:p>19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En general, ¿cuales fueron los tres motivos principales de las inasistencias?</text:p>
          </table:table-cell>
          <table:table-cell table:style-name="ce2" office:value-type="float" office:value="192" calcext:value-type="float">
            <text:p>19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Recondando los momentos en los que no hubo clases presenciales ¿las siguientes situaciones ocurrieron con frecuencia?</text:p>
          </table:table-cell>
          <table:table-cell table:style-name="ce2" office:value-type="float" office:value="193" calcext:value-type="float">
            <text:p>19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Recondando los momentos en los que no hubo clases presenciales ¿te parece que las siguientes situaciones impactaron.</text:p>
          </table:table-cell>
          <table:table-cell table:style-name="ce2" office:value-type="float" office:value="194" calcext:value-type="float">
            <text:p>19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Al volver a la presencialidad ¿en que medida las siguientes acciones fueron importantes para tus aprendisajes?</text:p>
          </table:table-cell>
          <table:table-cell table:style-name="ce2" office:value-type="float" office:value="195" calcext:value-type="float">
            <text:p>19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En la actualidad ¿que pensas acerca de los siguientes aspectos si los comparas con los momentos anteriores a la pandemia</text:p>
          </table:table-cell>
          <table:table-cell table:style-name="ce2" office:value-type="float" office:value="196" calcext:value-type="float">
            <text:p>19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En la actualidad ¿que ocurre con los siguientes aspectos si los comparas con los momentos previos a la pandemia?</text:p>
          </table:table-cell>
          <table:table-cell table:style-name="ce2" office:value-type="float" office:value="197" calcext:value-type="float">
            <text:p>19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De las siguientes tematicas o propuestas en que medida de parece que son importantes para profundizar o incorporar</text:p>
          </table:table-cell>
          <table:table-cell table:style-name="ce2" office:value-type="float" office:value="198" calcext:value-type="float">
            <text:p>198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durante este año en general ¿como es tu vinculo con las diferentes personas de la escuela?</text:p>
          </table:table-cell>
          <table:table-cell table:style-name="ce2" office:value-type="float" office:value="199" calcext:value-type="float">
            <text:p>19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Al finalizar el secundario ¿que proyectos inmediatos tenes?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Durante los ultimos tres meses, ¿viviste alguna de las siguientes situaciones con personas de tu escuela?</text:p>
          </table:table-cell>
          <table:table-cell table:style-name="ce2" office:value-type="float" office:value="201" calcext:value-type="float">
            <text:p>20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En tu escuela, durante tu recorrido por la secundaria ¿trabajaste los siguientes temas sobre ESI?</text:p>
          </table:table-cell>
          <table:table-cell table:style-name="ce2" office:value-type="float" office:value="202" calcext:value-type="float">
            <text:p>20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Sobre las normas de convivencia de tu escuela</text:p>
          </table:table-cell>
          <table:table-cell table:style-name="ce2" office:value-type="float" office:value="203" calcext:value-type="float">
            <text:p>20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¿como se abordan en tu escuela los temas vinculados a la ESI</text:p>
          </table:table-cell>
          <table:table-cell table:style-name="ce2" office:value-type="float" office:value="204" calcext:value-type="float">
            <text:p>20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cuando tenes dudas o queres saber sobre un tema de educacion sexual, ¿de donde obtenes la informacion?</text:p>
          </table:table-cell>
          <table:table-cell table:style-name="ce2" office:value-type="float" office:value="205" calcext:value-type="float">
            <text:p>20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En tu escuela, ¿hay organización estudiantil? ¿que forma de organización hay? </text:p>
          </table:table-cell>
          <table:table-cell table:style-name="ce2" office:value-type="float" office:value="206" calcext:value-type="float">
            <text:p>20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Sin continuidad 2022</text:p>
          </table:table-cell>
          <table:table-cell table:style-name="ce2" office:value-type="float" office:value="207" calcext:value-type="float">
            <text:p>20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Datos inexistentes 2022</text:p>
          </table:table-cell>
          <table:table-cell table:style-name="ce2" office:value-type="float" office:value="208" calcext:value-type="float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style-name="Default"/>
          <table:table-cell table:style-name="ce2" office:value-type="float" office:value="209" calcext:value-type="float">
            <text:p>20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/>
          <table:table-cell table:style-name="ce2" office:value-type="float" office:value="210" calcext:value-type="float">
            <text:p>210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style-name="Default"/>
          <table:table-cell table:style-name="ce2" office:value-type="float" office:value="211" calcext:value-type="float">
            <text:p>21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style-name="Default"/>
          <table:table-cell table:style-name="ce2" office:value-type="float" office:value="212" calcext:value-type="float">
            <text:p>212</text:p>
          </table:table-cell>
          <table:table-cell table:number-columns-repeated="16380"/>
        </table:table-row>
        <table:table-row table:style-name="ro1">
          <table:table-cell office:value-type="float" office:value="2024" calcext:value-type="float">
            <text:p>2024</text:p>
          </table:table-cell>
          <table:table-cell/>
          <table:table-cell table:style-name="ce4" office:value-type="string" calcext:value-type="string">
            <text:p>en que mes naciste?</text:p>
          </table:table-cell>
          <table:table-cell table:style-name="ce2" office:value-type="float" office:value="213" calcext:value-type="float">
            <text:p>213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En que año naciste?</text:p>
          </table:table-cell>
          <table:table-cell table:style-name="ce2" office:value-type="float" office:value="214" calcext:value-type="float">
            <text:p>214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Cual sexo figura en tu dni</text:p>
          </table:table-cell>
          <table:table-cell table:style-name="ce2" office:value-type="float" office:value="215" calcext:value-type="float">
            <text:p>215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en que pais naciste</text:p>
          </table:table-cell>
          <table:table-cell table:style-name="ce2" office:value-type="float" office:value="216" calcext:value-type="float">
            <text:p>216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en donde nacieron tu mama, papa o persona responsable</text:p>
          </table:table-cell>
          <table:table-cell table:style-name="ce2" office:value-type="float" office:value="217" calcext:value-type="float">
            <text:p>217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mama</text:p>
          </table:table-cell>
          <table:table-cell table:style-name="ce2" office:value-type="float" office:value="218" calcext:value-type="float">
            <text:p>218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papa</text:p>
          </table:table-cell>
          <table:table-cell table:style-name="ce2" office:value-type="float" office:value="219" calcext:value-type="float">
            <text:p>219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persona responsable</text:p>
          </table:table-cell>
          <table:table-cell table:style-name="ce2" office:value-type="float" office:value="220" calcext:value-type="float">
            <text:p>220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tu mama, papa o persona adulta responsable se reconoce de un pueblo indigenas</text:p>
          </table:table-cell>
          <table:table-cell table:style-name="ce2" office:value-type="float" office:value="221" calcext:value-type="float">
            <text:p>221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tu mama, papa o persona adulta responsable se reconoce afrodescendiente o tiene antepasados negros o africanos </text:p>
          </table:table-cell>
          <table:table-cell table:style-name="ce2" office:value-type="float" office:value="222" calcext:value-type="float">
            <text:p>222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cual fue el ultimo nivel educativo alcanzado por tu mama, papa o persona adulta responsable?</text:p>
          </table:table-cell>
          <table:table-cell table:style-name="ce2" office:value-type="float" office:value="223" calcext:value-type="float">
            <text:p>223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Mama </text:p>
          </table:table-cell>
          <table:table-cell table:style-name="ce2" office:value-type="float" office:value="224" calcext:value-type="float">
            <text:p>224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papa</text:p>
          </table:table-cell>
          <table:table-cell table:style-name="ce2" office:value-type="float" office:value="225" calcext:value-type="float">
            <text:p>225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persona adulta</text:p>
          </table:table-cell>
          <table:table-cell table:style-name="ce2" office:value-type="float" office:value="226" calcext:value-type="float">
            <text:p>226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en el ultimo nivel educativo alcanzado por tu mpp fue completado?</text:p>
          </table:table-cell>
          <table:table-cell table:style-name="ce2" office:value-type="float" office:value="227" calcext:value-type="float">
            <text:p>227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Mama</text:p>
          </table:table-cell>
          <table:table-cell table:style-name="ce2" office:value-type="float" office:value="228" calcext:value-type="float">
            <text:p>228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papa</text:p>
          </table:table-cell>
          <table:table-cell table:style-name="ce2" office:value-type="float" office:value="229" calcext:value-type="float">
            <text:p>229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persona </text:p>
          </table:table-cell>
          <table:table-cell table:style-name="ce2" office:value-type="float" office:value="230" calcext:value-type="float">
            <text:p>230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queremos conocer mas del lugar donde vivis, por lo general ¿donde dormis mas dias?</text:p>
          </table:table-cell>
          <table:table-cell table:style-name="ce2" office:value-type="float" office:value="231" calcext:value-type="float">
            <text:p>231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En donde vivis, ¿cuantas habitaciones para dormir hay en total?</text:p>
          </table:table-cell>
          <table:table-cell table:style-name="ce2" office:value-type="float" office:value="232" calcext:value-type="float">
            <text:p>232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Contandote a vos, con cuantas personas vivis?</text:p>
          </table:table-cell>
          <table:table-cell table:style-name="ce2" office:value-type="float" office:value="233" calcext:value-type="float">
            <text:p>233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Con quien o quienes vivis?</text:p>
          </table:table-cell>
          <table:table-cell table:style-name="ce2" office:value-type="float" office:value="234" calcext:value-type="float">
            <text:p>234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Tenes hijos</text:p>
          </table:table-cell>
          <table:table-cell table:style-name="ce2" office:value-type="float" office:value="235" calcext:value-type="float">
            <text:p>235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en donde vivis ¿tenes un espacio tranquilo para estudiar?</text:p>
          </table:table-cell>
          <table:table-cell table:style-name="ce2" office:value-type="float" office:value="236" calcext:value-type="float">
            <text:p>236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En donde vivis, ¿hay estos objetos o servicios?</text:p>
          </table:table-cell>
          <table:table-cell table:style-name="ce2" office:value-type="float" office:value="237" calcext:value-type="float">
            <text:p>237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En donde vivis ¿cuantos baños hay?</text:p>
          </table:table-cell>
          <table:table-cell table:style-name="ce2" office:value-type="float" office:value="238" calcext:value-type="float">
            <text:p>238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Quienes viven con vos ¿tienen auto?</text:p>
          </table:table-cell>
          <table:table-cell table:style-name="ce2" office:value-type="float" office:value="239" calcext:value-type="float">
            <text:p>239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Aproximadamente ¿cuantos libros hay en el lugar donde vivis?</text:p>
          </table:table-cell>
          <table:table-cell table:style-name="ce2" office:value-type="float" office:value="240" calcext:value-type="float">
            <text:p>240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En el ultimo mes, durante tu tiempo libre, ¿hiciste lo siguiente?</text:p>
          </table:table-cell>
          <table:table-cell table:style-name="ce2" office:value-type="float" office:value="241" calcext:value-type="float">
            <text:p>241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La semana pasada ¿hiciste estas actividades? ¿Por cuanto tiempo?</text:p>
          </table:table-cell>
          <table:table-cell table:style-name="ce2" office:value-type="float" office:value="242" calcext:value-type="float">
            <text:p>242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La semana pasada ¿hiciste estas actividades? ¿por cuanto tiempo?</text:p>
          </table:table-cell>
          <table:table-cell table:style-name="ce2" office:value-type="float" office:value="243" calcext:value-type="float">
            <text:p>243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Trabajar por cuenta propia </text:p>
          </table:table-cell>
          <table:table-cell table:style-name="ce2" office:value-type="float" office:value="244" calcext:value-type="float">
            <text:p>244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trabajar para un empleador </text:p>
          </table:table-cell>
          <table:table-cell table:style-name="ce2" office:value-type="float" office:value="245" calcext:value-type="float">
            <text:p>245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trabajar en el emprendimiento familiar </text:p>
          </table:table-cell>
          <table:table-cell table:style-name="ce2" office:value-type="float" office:value="246" calcext:value-type="float">
            <text:p>246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recibiste dinero por hacer las actividades del cuadro anterior?</text:p>
          </table:table-cell>
          <table:table-cell table:style-name="ce2" office:value-type="float" office:value="247" calcext:value-type="float">
            <text:p>247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Fuiste al jardin de infantes ¿desde que sala?</text:p>
          </table:table-cell>
          <table:table-cell table:style-name="ce2" office:value-type="float" office:value="248" calcext:value-type="float">
            <text:p>248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Repetiste de grado alguna vez ¿en que ciclo escolar?</text:p>
          </table:table-cell>
          <table:table-cell table:style-name="ce2" office:value-type="float" office:value="249" calcext:value-type="float">
            <text:p>249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Tenes materias previas?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En lo que va del año ¿cuantas faltas tenes?</text:p>
          </table:table-cell>
          <table:table-cell table:style-name="ce2" office:value-type="float" office:value="251" calcext:value-type="float">
            <text:p>251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¿cuales fueron las tres razones principales por las que acumulaste faltas?</text:p>
          </table:table-cell>
          <table:table-cell table:style-name="ce2" office:value-type="float" office:value="252" calcext:value-type="float">
            <text:p>252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Habitualmente ¿cuales son los dos medios que mas usas para ir a la escuela?</text:p>
          </table:table-cell>
          <table:table-cell table:style-name="ce2" office:value-type="float" office:value="253" calcext:value-type="float">
            <text:p>253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Aproximadamente ¿cuanto tiempo tardas en llegar a la escuela?</text:p>
          </table:table-cell>
          <table:table-cell table:style-name="ce2" office:value-type="float" office:value="254" calcext:value-type="float">
            <text:p>254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La semana pasada, fuera del horario escolar, aproximadamente, ¿cuanto tiempo estudiaste o hiciste tarea para la escuela?</text:p>
          </table:table-cell>
          <table:table-cell table:style-name="ce2" office:value-type="float" office:value="255" calcext:value-type="float">
            <text:p>255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Según tu opinion</text:p>
          </table:table-cell>
          <table:table-cell table:style-name="ce2" office:value-type="float" office:value="256" calcext:value-type="float">
            <text:p>256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en tu escuela..</text:p>
          </table:table-cell>
          <table:table-cell table:style-name="ce2" office:value-type="float" office:value="257" calcext:value-type="float">
            <text:p>257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en tu escuela hay organización estudiantil? Que forma de organización hay?</text:p>
          </table:table-cell>
          <table:table-cell table:style-name="ce2" office:value-type="float" office:value="258" calcext:value-type="float">
            <text:p>258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Por lo general ¿cual es tu relacion con las diferentes personas de la escuela?</text:p>
          </table:table-cell>
          <table:table-cell table:style-name="ce2" office:value-type="float" office:value="259" calcext:value-type="float">
            <text:p>259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Durante este año ¿viviste alguna de las siguientes situaciones con personas de tu escuela?</text:p>
          </table:table-cell>
          <table:table-cell table:style-name="ce2" office:value-type="float" office:value="260" calcext:value-type="float">
            <text:p>260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Por cuales de los siguientes motivos te molestan o discriminan?</text:p>
          </table:table-cell>
          <table:table-cell table:style-name="ce2" office:value-type="float" office:value="261" calcext:value-type="float">
            <text:p>261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Cuando en tu curso hay un problema de convivencia ¿cuales son las tres formas mas habituales que usan en tu escuela para resolverlo?</text:p>
          </table:table-cell>
          <table:table-cell table:style-name="ce2" office:value-type="float" office:value="262" calcext:value-type="float">
            <text:p>262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Sentis que en tu escuela pasa lo siguiente?</text:p>
          </table:table-cell>
          <table:table-cell table:style-name="ce2" office:value-type="float" office:value="263" calcext:value-type="float">
            <text:p>263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Usas las siguientes redes sociales?</text:p>
          </table:table-cell>
          <table:table-cell table:style-name="ce2" office:value-type="float" office:value="264" calcext:value-type="float">
            <text:p>264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Cuando usas dispositivos (celular, computadora tablet) pasa lo siguiente?</text:p>
          </table:table-cell>
          <table:table-cell table:style-name="ce2" office:value-type="float" office:value="265" calcext:value-type="float">
            <text:p>265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Los cambios en los estados de animo son habituales en la vida de las personas ¿en los ultimos tres meses, tuviste duante un tiempo o en forma continua los estados de animo mencionados en el siguiente cuadro?</text:p>
          </table:table-cell>
          <table:table-cell table:style-name="ce2" office:value-type="float" office:value="266" calcext:value-type="float">
            <text:p>266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Al finalizar el secundario ¿que proyectos inmediatos tenes?</text:p>
          </table:table-cell>
          <table:table-cell table:style-name="ce2" office:value-type="float" office:value="267" calcext:value-type="float">
            <text:p>267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string" calcext:value-type="string">
            <text:p>Sentis que tu familia apoya tus proyectos a futuro y te ayuda en la toma de desiciones?</text:p>
          </table:table-cell>
          <table:table-cell table:style-name="ce2" office:value-type="float" office:value="268" calcext:value-type="float">
            <text:p>268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5" office:value-type="string" calcext:value-type="string">
            <text:p>Inexistentes en esta encuesta 2024</text:p>
          </table:table-cell>
          <table:table-cell table:style-name="ce2" office:value-type="float" office:value="269" calcext:value-type="float">
            <text:p>2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tlizables</text:p>
          </table:table-cell>
          <table:table-cell/>
          <table:table-cell office:value-type="string" calcext:value-type="string">
            <text:p>en que mes naciste?</text:p>
          </table:table-cell>
          <table:table-cell table:style-name="ce2" office:value-type="float" office:value="270" calcext:value-type="float">
            <text:p>27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En que año naciste?</text:p>
          </table:table-cell>
          <table:table-cell table:style-name="ce2" office:value-type="float" office:value="271" calcext:value-type="float">
            <text:p>27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Que sexo figura en tu dni</text:p>
          </table:table-cell>
          <table:table-cell table:style-name="ce2" office:value-type="float" office:value="272" calcext:value-type="float">
            <text:p>272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en que pais naciste</text:p>
          </table:table-cell>
          <table:table-cell table:style-name="ce2" office:value-type="float" office:value="273" calcext:value-type="float">
            <text:p>273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 office:value-type="string" calcext:value-type="string">
            <text:p>tu mama, papa o persona adulta responsable se reconoce de un pueblo indigenas</text:p>
          </table:table-cell>
          <table:table-cell table:style-name="ce2" office:value-type="float" office:value="274" calcext:value-type="float">
            <text:p>274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 office:value-type="string" calcext:value-type="string">
            <text:p>tu mama, papa o persona adulta responsable se reconoce afrodescendiente o tiene antepasados negros o africanos </text:p>
          </table:table-cell>
          <table:table-cell table:style-name="ce2" office:value-type="float" office:value="275" calcext:value-type="float">
            <text:p>275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 office:value-type="string" calcext:value-type="string">
            <text:p>queremos conocer mas del lugar donde vivis, por lo general ¿donde dormis mas dias?</text:p>
          </table:table-cell>
          <table:table-cell table:style-name="ce2" office:value-type="float" office:value="276" calcext:value-type="float">
            <text:p>276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 office:value-type="string" calcext:value-type="string">
            <text:p>Aproximadamente ¿cuantos libros hay en el lugar donde vivis?</text:p>
          </table:table-cell>
          <table:table-cell table:style-name="ce2" office:value-type="float" office:value="277" calcext:value-type="float">
            <text:p>277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 office:value-type="string" calcext:value-type="string">
            <text:p>Fuiste al jardin de infantes ¿desde que sala?</text:p>
          </table:table-cell>
          <table:table-cell table:style-name="ce2" office:value-type="float" office:value="278" calcext:value-type="float">
            <text:p>278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 office:value-type="string" calcext:value-type="string">
            <text:p>Tenes materias previas?</text:p>
          </table:table-cell>
          <table:table-cell table:style-name="ce2" office:value-type="float" office:value="279" calcext:value-type="float">
            <text:p>279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 office:value-type="string" calcext:value-type="string">
            <text:p>En lo que va del año ¿cuantas faltas tenes?</text:p>
          </table:table-cell>
          <table:table-cell table:style-name="ce2" office:value-type="float" office:value="280" calcext:value-type="float">
            <text:p>280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 office:value-type="string" calcext:value-type="string">
            <text:p>¿cuales fueron las tres razones principales por las que acumulaste faltas?</text:p>
          </table:table-cell>
          <table:table-cell table:style-name="ce2" office:value-type="float" office:value="281" calcext:value-type="float">
            <text:p>28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Nivel_Ed_Madre_Blanco</text:p>
          </table:table-cell>
          <table:table-cell table:style-name="ce2" office:value-type="float" office:value="282" calcext:value-type="float">
            <text:p>282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Nivel_Ed_Madre_Multimarca</text:p>
          </table:table-cell>
          <table:table-cell table:style-name="ce2" office:value-type="float" office:value="283" calcext:value-type="float">
            <text:p>283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Nivel_Ed_Madre_No_disponible</text:p>
          </table:table-cell>
          <table:table-cell table:style-name="ce2" office:value-type="float" office:value="284" calcext:value-type="float">
            <text:p>28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Nivel_Ed_Madre_Primaria_completo</text:p>
          </table:table-cell>
          <table:table-cell table:style-name="ce2" office:value-type="float" office:value="285" calcext:value-type="float">
            <text:p>28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Nivel_Ed_Madre_Secundaria_completo</text:p>
          </table:table-cell>
          <table:table-cell table:style-name="ce2" office:value-type="float" office:value="286" calcext:value-type="float">
            <text:p>286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Nivel_Ed_Madre_Terciario_universitario_posgrado_completo</text:p>
          </table:table-cell>
          <table:table-cell table:style-name="ce2" office:value-type="float" office:value="287" calcext:value-type="float">
            <text:p>287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Nivel_Ed_Madre_Terciario_universitario_posgrado_incompleto</text:p>
          </table:table-cell>
          <table:table-cell table:style-name="ce2" office:value-type="float" office:value="288" calcext:value-type="float">
            <text:p>288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Nivel_Ed_Padre_Blanco</text:p>
          </table:table-cell>
          <table:table-cell table:style-name="ce2" office:value-type="float" office:value="289" calcext:value-type="float">
            <text:p>289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Nivel_Ed_Padre_Multimarca</text:p>
          </table:table-cell>
          <table:table-cell table:style-name="ce2" office:value-type="float" office:value="290" calcext:value-type="float">
            <text:p>29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Nivel_Ed_Padre_No_disponible</text:p>
          </table:table-cell>
          <table:table-cell table:style-name="ce2" office:value-type="float" office:value="291" calcext:value-type="float">
            <text:p>29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Nivel_Ed_Padre_Primaria_completo</text:p>
          </table:table-cell>
          <table:table-cell table:style-name="ce2" office:value-type="float" office:value="292" calcext:value-type="float">
            <text:p>292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Nivel_Ed_Padre_Secundaria_completo</text:p>
          </table:table-cell>
          <table:table-cell table:style-name="ce2" office:value-type="float" office:value="293" calcext:value-type="float">
            <text:p>293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Nivel_Ed_Padre_Terciario_universitario_posgrado_completo</text:p>
          </table:table-cell>
          <table:table-cell table:style-name="ce2" office:value-type="float" office:value="294" calcext:value-type="float">
            <text:p>29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Nivel_Ed_Padre_Terciario_universitario_posgrado_incompleto</text:p>
          </table:table-cell>
          <table:table-cell table:style-name="ce2" office:value-type="float" office:value="295" calcext:value-type="float">
            <text:p>29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Datos no trabajados</text:p>
          </table:table-cell>
          <table:table-cell table:style-name="ce2" office:value-type="float" office:value="296" calcext:value-type="float">
            <text:p>296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Default"/>
          <table:table-cell table:style-name="ce2"/>
          <table:table-cell table:number-columns-repeated="16380"/>
        </table:table-row>
        <table:table-row table:style-name="ro1">
          <table:table-cell table:number-columns-repeated="3"/>
          <table:table-cell table:style-name="ce2"/>
          <table:table-cell table:number-columns-repeated="16380"/>
        </table:table-row>
        <table:table-row table:style-name="ro1" table:number-rows-repeated="104827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Noto Serif" svg:font-family="'Noto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FreeSans" fo:font-size="10pt" fo:language="es" fo:country="AR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Noto Serif" fo:font-size="12pt" fo:language="es" fo:country="AR" style:letter-kerning="true" style:font-name-asian="FreeSans1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FreeSans" fo:font-family="FreeSans" style:font-family-generic="swiss" style:font-pitch="variable" fo:font-size="10pt" style:font-name-asian="FreeSans1" style:font-family-asian="FreeSans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3T16:29:45.684612012</meta:creation-date>
    <dc:date>2025-12-03T18:32:03.254213788</dc:date>
    <meta:editing-duration>PT1H27M54S</meta:editing-duration>
    <meta:editing-cycles>12</meta:editing-cycles>
    <meta:generator>LibreOffice/24.2.7.2$Linux_X86_64 LibreOffice_project/420$Build-2</meta:generator>
    <meta:document-statistic meta:table-count="1" meta:cell-count="709" meta:object-count="0"/>
  </office:meta>
</office:document-meta>
</file>